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47in"/>
    </style:style>
    <style:style style:name="co3" style:family="table-column">
      <style:table-column-properties fo:break-before="auto" style:column-width="3.4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iters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[5,8,9,10,15,20] =&gt; 20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[8,1,3,80,10,5] =&gt; 80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[50,81,19,0,0,58] =&gt; 81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[10,20,5,3,1,5] =&gt; 20</text:p>
          </table:table-cell>
        </table:table-row>
        <table:table-row table:style-name="ro1">
          <table:table-cell office:value-type="string" calcext:value-type="string">
            <text:p>Friday</text:p>
          </table:table-cell>
          <table:table-cell/>
          <table:table-cell office:value-type="string" calcext:value-type="string">
            <text:p>[11,15,80,60,10,25] =&gt; 80</text:p>
          </table:table-cell>
        </table:table-row>
        <table:table-row table:style-name="ro1"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[8,1,3,80,10,5] =&gt; 80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[50,81,19,0,0,58] =&gt; 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3:43:09.8872528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1:30:25.753885620</meta:creation-date>
    <dc:date>2024-12-10T04:49:26.870653057</dc:date>
    <meta:editing-duration>PT1H38M16S</meta:editing-duration>
    <meta:editing-cycles>2</meta:editing-cycles>
    <meta:generator>LibreOffice/24.2.7.2$Linux_X86_64 LibreOffice_project/420$Build-2</meta:generator>
    <meta:document-statistic meta:table-count="1" meta:cell-count="17" meta:object-count="0"/>
  </office:meta>
</office:document-meta>
</file>